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文泉驿微米黑" svg:font-family="文泉驿微米黑"/>
    <style:font-face style:name="新宋体" svg:font-family="新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送书给：</text:p>
      <text:p text:style-name="Standard">100本</text:p>
      <text:p text:style-name="Standard">小萌姐：</text:p>
      <text:p text:style-name="Standard">吕明老师：</text:p>
      <text:p text:style-name="Standard">乔瑜：</text:p>
      <text:p text:style-name="Standard">程序：</text:p>
      <text:p text:style-name="Standard">宁哥这一伙人：</text:p>
      <text:p text:style-name="Standard">同学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文泉驿微米黑" svg:font-family="文泉驿微米黑"/>
    <style:font-face style:name="新宋体" svg:font-family="新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新宋体"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新宋体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Chyi </meta:initial-creator>
    <meta:creation-date>2011-08-08T20:28:43</meta:creation-date>
    <dc:date>2011-09-28T15:13:10</dc:date>
    <dc:creator>小骞 </dc:creator>
    <meta:editing-duration>PT1M53S</meta:editing-duration>
    <meta:editing-cycles>2</meta:editing-cycles>
    <meta:generator>LibreOffice/3.3$Linux LibreOffice_project/330m19$Build-301</meta:generator>
    <meta:document-statistic meta:table-count="0" meta:image-count="0" meta:object-count="0" meta:page-count="1" meta:paragraph-count="8" meta:word-count="19" meta:character-count="33"/>
  </office:meta>
</office:document-meta>
</file>